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cdd20" officeooo:paragraph-rsid="000cdd20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zo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0:12:40.662010174</meta:creation-date>
    <dc:date>2024-03-14T10:14:29.024996304</dc:date>
    <meta:editing-duration>PT1M5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24.2.1.2$Linux_X86_64 LibreOffice_project/47cb2a8f5842ca5ed1da82b752a3c58b1b107b25</meta:generator>
  </office:meta>
</office:document-meta>
</file>